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.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4cm" svg:height="1.6cm" svg:x="1.6cm" svg:y="2.7cm">
          <text:p text:style-name="P1">tbAlu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.6cm" svg:y="5.1cm">
          <text:p text:style-name="P1">tbProfes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.6cm" svg:y="7.5cm">
          <text:p text:style-name="P1">tbCurs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.6cm" svg:y="9.9cm">
          <text:p text:style-name="P1">tbTurm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.6cm" svg:y="12.1cm">
          <text:p text:style-name="P1">tbSemest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.6cm" svg:y="0.5cm">
          <text:p text:style-name="P1">tbUsuari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21.6cm" svg:y="0.4cm">
          <text:p text:style-name="P1">tbHorari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3-03T19:33:49.388185093</meta:creation-date>
    <dc:date>2022-03-03T19:55:26.193443835</dc:date>
    <meta:editing-duration>PT21M41S</meta:editing-duration>
    <meta:editing-cycles>3</meta:editing-cycles>
    <meta:generator>LibreOffice/6.4.6.2$Linux_X86_64 LibreOffice_project/40$Build-2</meta:generator>
    <meta:document-statistic meta:object-count="30"/>
  </office:meta>
</office:document-meta>
</file>